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1" style:family="table">
      <style:table-properties style:width="17.992cm" table:align="left" style:writing-mode="lr-tb"/>
    </style:style>
    <style:style style:name="Tableau1.A" style:family="table-column">
      <style:table-column-properties style:column-width="1.296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5.689cm"/>
    </style:style>
    <style:style style:name="Tableau1.D" style:family="table-column">
      <style:table-column-properties style:column-width="2.99cm"/>
    </style:style>
    <style:style style:name="Tableau1.E" style:family="table-column">
      <style:table-column-properties style:column-width="3.704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.002cm" table:align="margins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B" style:family="table-column">
      <style:table-column-properties style:column-width="9.001cm" style:rel-column-width="32768*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0.25cm" fo:margin-right="0cm" fo:text-indent="0cm" style:auto-text-indent="false"/>
      <style:text-properties style:font-name="Times New Roman" fo:font-style="italic" style:font-style-asian="italic" style:font-name-complex="Times New Roman2"/>
    </style:style>
    <style:style style:name="P2" style:family="paragraph" style:parent-style-name="Footer">
      <style:text-properties style:font-name="Times New Roman" fo:font-size="10pt" fo:font-style="italic" style:font-size-asian="10pt" style:font-style-asian="italic" style:font-name-complex="Times New Roman2" style:font-size-complex="10pt"/>
    </style:style>
    <style:style style:name="P3" style:family="paragraph" style:parent-style-name="Table_20_Contents">
      <style:text-properties style:font-name="Times new roman" fo:font-size="11pt" fo:font-weight="normal" officeooo:rsid="00389a5c" officeooo:paragraph-rsid="00389a5c" fo:background-color="transparent" style:font-size-asian="11pt" style:font-weight-asian="normal" style:font-name-complex="Times New Roman2" style:font-size-complex="11pt" style:font-weight-complex="normal"/>
    </style:style>
    <style:style style:name="P4" style:family="paragraph" style:parent-style-name="Table_20_Contents">
      <style:text-properties style:font-name="Times new roman" fo:font-size="11pt" fo:font-weight="normal" officeooo:rsid="00375310" officeooo:paragraph-rsid="003be41f" fo:background-color="transparent" style:font-size-asian="11pt" style:font-weight-asian="normal" style:font-name-complex="Times New Roman2" style:font-size-complex="11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28ef0e" officeooo:paragraph-rsid="0028ef0e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Times New Roman" fo:font-size="12pt" officeooo:rsid="0039cbcf" officeooo:paragraph-rsid="0039cbcf" style:font-size-asian="12pt" style:font-name-complex="Times New Roman2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officeooo:rsid="0039cbcf" officeooo:paragraph-rsid="0039cbcf" style:font-size-asian="12pt" style:font-name-complex="Times New Roman2" style:font-size-complex="12pt"/>
    </style:style>
    <style:style style:name="P8" style:family="paragraph" style:parent-style-name="Standard">
      <style:text-properties style:font-name="Times New Roman" fo:font-size="12pt" officeooo:paragraph-rsid="00213f8b" style:font-size-asian="12pt" style:font-name-complex="Times New Roman2" style:font-size-complex="12pt"/>
    </style:style>
    <style:style style:name="P9" style:family="paragraph" style:parent-style-name="Standard">
      <style:text-properties style:font-name="Times New Roman" fo:font-size="12pt" officeooo:rsid="000be4fc" officeooo:paragraph-rsid="00213f8b" style:font-size-asian="12pt" style:font-name-complex="Times New Roman2" style:font-size-complex="12pt"/>
    </style:style>
    <style:style style:name="P10" style:family="paragraph" style:parent-style-name="Standard">
      <style:paragraph-properties fo:margin-left="10.753cm" fo:margin-right="0cm" fo:text-align="end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11" style:family="paragraph" style:parent-style-name="Header">
      <style:text-properties style:font-name="Times new roman" fo:font-size="11pt" fo:font-weight="normal" officeooo:rsid="00360380" officeooo:paragraph-rsid="00360380" fo:background-color="transparent" style:font-size-asian="11pt" style:font-weight-asian="normal" style:font-size-complex="11pt" style:font-weight-complex="normal"/>
    </style:style>
    <style:style style:name="P12" style:family="paragraph" style:parent-style-name="Header">
      <style:text-properties style:font-name="Times new roman" fo:font-size="11pt" fo:font-weight="bold" officeooo:rsid="0034fee7" officeooo:paragraph-rsid="0034fee7" fo:background-color="transparent" style:font-size-asian="11pt" style:font-weight-asian="bold" style:font-size-complex="11pt" style:font-weight-complex="bold"/>
    </style:style>
    <style:style style:name="P13" style:family="paragraph" style:parent-style-name="Header">
      <style:text-properties style:font-name="Times new roman" fo:font-size="11pt" fo:font-style="normal" fo:font-weight="bold" officeooo:rsid="0034fee7" officeooo:paragraph-rsid="0034fee7" fo:background-color="transparent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2" style:family="text">
      <style:text-properties style:font-name="Times New Roman" fo:font-size="12pt" fo:font-weight="bold" officeooo:rsid="003ca9ff" style:font-size-asian="12pt" style:font-weight-asian="bold" style:font-name-complex="Times New Roman2" style:font-size-complex="12pt"/>
    </style:style>
    <style:style style:name="T3" style:family="text">
      <style:text-properties style:text-underline-style="solid" style:text-underline-width="auto" style:text-underline-color="font-color" officeooo:rsid="0034df13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fo:font-weight="normal" style:font-weight-asian="normal" style:font-weight-complex="normal"/>
    </style:style>
    <style:style style:name="T6" style:family="text">
      <style:text-properties style:font-name="Times New Roman1" fo:font-weight="normal" officeooo:rsid="0038c53d" style:font-weight-asian="normal" style:font-weight-complex="normal"/>
    </style:style>
    <style:style style:name="T7" style:family="text">
      <style:text-properties style:font-name="Times New Roman1" officeooo:rsid="0035556a"/>
    </style:style>
    <style:style style:name="T8" style:family="text">
      <style:text-properties fo:font-size="12pt" fo:font-weight="bold" officeooo:rsid="003be41f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3be91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4346b2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435200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ОТЧЕТ <text:s/>О ПРОДЕЛАННОЙ </text:span><text:span text:style-name="T2">ОТДЕЛОМ </text:span><text:span text:style-name="T1">РАБОТЕ</text:span></text:p>
      <text:p text:style-name="P10">Дата:<text:span text:style-name="T3">{date}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5">№</text:p>
          </table:table-cell>
          <table:table-cell table:style-name="Tableau1.A1" office:value-type="string">
            <text:p text:style-name="P5">Задача</text:p>
          </table:table-cell>
          <table:table-cell table:style-name="Tableau1.A1" office:value-type="string">
            <text:p text:style-name="P5">Описание</text:p>
          </table:table-cell>
          <table:table-cell table:style-name="Tableau1.A1" office:value-type="string">
            <text:p text:style-name="P5">Статус</text:p>
          </table:table-cell>
          <table:table-cell table:style-name="Tableau1.E1" office:value-type="string">
            <text:p text:style-name="P5">Примечание</text:p>
          </table:table-cell>
        </table:table-row>
        <table:table-row>
          <table:table-cell table:style-name="Tableau1.A2" office:value-type="string">
            <text:p text:style-name="P12"><text:span text:style-name="Source_20_Text"><text:span text:style-name="T4">[!-- BEGIN row.articles --]</text:span></text:span><text:span text:style-name="Source_20_Text"><text:span text:style-name="T7">{n}</text:span></text:span></text:p>
          </table:table-cell>
          <table:table-cell table:style-name="Tableau1.B2" office:value-type="string">
            <text:p text:style-name="P11"><text:span text:style-name="T8">{sname}</text:span>{task}</text:p>
          </table:table-cell>
          <table:table-cell table:style-name="Tableau1.C2" office:value-type="string">
            <text:p text:style-name="P4"><text:span text:style-name="T8">{name}</text:span>{description}</text:p>
          </table:table-cell>
          <table:table-cell table:style-name="Tableau1.D2" office:value-type="string">
            <text:p text:style-name="P3"><text:span text:style-name="T11">{patr}</text:span>{status}</text:p>
          </table:table-cell>
          <table:table-cell table:style-name="Tableau1.E2" office:value-type="string">
            <text:p text:style-name="P13"><text:span text:style-name="Source_20_Text"><text:span text:style-name="T6">{note}</text:span></text:span><text:span text:style-name="Source_20_Text"><text:span text:style-name="T5">[!-- END row.articles --]</text:span></text:span></text:p>
          </table:table-cell>
        </table:table-row>
      </table:table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{post}</text:p>
          </table:table-cell>
          <table:table-cell table:style-name="Таблица1.A1" office:value-type="string">
            <text:p text:style-name="P7">{fio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25cm" fo:margin-right="0cm" fo:text-indent="0cm" style:auto-text-indent="false"/>
      <style:text-properties style:font-name="Times New Roman" fo:font-style="italic" style:font-style-asian="italic" style:font-name-complex="Times New Roman2"/>
    </style:style>
    <style:style style:name="MP2" style:family="paragraph" style:parent-style-name="Footer">
      <style:text-properties style:font-name="Times New Roman" fo:font-size="10pt" fo:font-style="italic" style:font-size-asian="10pt" style:font-style-asian="italic" style:font-name-complex="Times New Roman2" style:font-size-complex="10pt"/>
    </style:style>
    <style:page-layout style:name="Mpm1">
      <style:page-layout-properties fo:page-width="21.001cm" fo:page-height="29.7cm" style:num-format="1" style:print-orientation="portrait" fo:margin-top="0.508cm" fo:margin-bottom="1.249cm" fo:margin-left="1.499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2cm" fo:margin-left="0cm" fo:margin-right="0cm" fo:margin-bottom="1.392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КГБУЗ КККОД им.А.И. Крыжановского</text:p>
        <text:p text:style-name="MP1">ОМЦ </text:p>
        <text:p text:style-name="MP1">Отдел АСУ и ИТ</text:p>
        <text:p text:style-name="Header"/>
      </style:header>
      <style:footer>
        <text:p text:style-name="MP2">Подается ежедневно до 16:40 заведующему ОМЦ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oilikovaOA</meta:initial-creator>
    <meta:editing-cycles>64</meta:editing-cycles>
    <meta:print-date>2014-07-14T03:43:00</meta:print-date>
    <meta:creation-date>2014-07-14T03:50:00</meta:creation-date>
    <dc:date>2015-04-06T16:27:36.455320729</dc:date>
    <meta:editing-duration>PT50M53S</meta:editing-duration>
    <meta:generator>LibreOffice/4.3.6.2$Linux_x86 LibreOffice_project/430m0$Build-2</meta:generator>
    <meta:document-statistic meta:table-count="2" meta:image-count="0" meta:object-count="0" meta:page-count="1" meta:paragraph-count="18" meta:word-count="41" meta:character-count="290" meta:non-whitespace-character-count="26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